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/>
    </style:style>
    <style:style style:name="P2" style:family="paragraph" style:parent-style-name="Standard">
      <style:text-properties fo:language="pl" fo:country="PL" officeooo:paragraph-rsid="0000f544"/>
    </style:style>
    <style:style style:name="P3" style:family="paragraph" style:parent-style-name="Standard">
      <style:text-properties fo:language="pl" fo:country="PL" officeooo:paragraph-rsid="0002488f"/>
    </style:style>
    <style:style style:name="P4" style:family="paragraph" style:parent-style-name="Standard">
      <style:text-properties fo:language="pl" fo:country="PL" officeooo:paragraph-rsid="0004143a"/>
    </style:style>
    <style:style style:name="P5" style:family="paragraph" style:parent-style-name="Standard">
      <style:text-properties fo:font-size="14pt" fo:language="pl" fo:country="PL" fo:font-weight="bold" officeooo:rsid="0000f544" officeooo:paragraph-rsid="0000f544" style:font-size-asian="14pt" style:font-weight-asian="bold" style:font-size-complex="14pt" style:font-weight-complex="bold"/>
    </style:style>
    <style:style style:name="T1" style:family="text">
      <style:text-properties officeooo:rsid="0000f544"/>
    </style:style>
    <style:style style:name="T2" style:family="text">
      <style:text-properties officeooo:rsid="0002488f"/>
    </style:style>
    <style:style style:name="T3" style:family="text">
      <style:text-properties officeooo:rsid="000414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Opis problemu</text:p>
      <text:p text:style-name="P2"/>
      <text:p text:style-name="P4"><text:tab/>Z uwagi na dużą ilość próśb naszych klientów, postanowiliśmy zamówić system wspierający działanie firmy przewozowej. </text:p>
      <text:p text:style-name="P4"><text:tab/>Nasi klienci narzekają na problemy z kupowaniem biletów, które nie jest w tym momencie możliwe do zrealizowania przez internet, oraz trudność w uzyskaniu informacji o aktualnym rozkładzie jazdy naszej floty. </text:p>
      <text:p text:style-name="P2"><text:tab/><text:span text:style-name="T3">Z uwagi na coraz większą liczbę pracowników, c</text:span>hcielibyśmy również usprawnić komunikację między naszymi mechanikami oraz kierowcami, poprzez wprowadzenie funkcji, która umożliwiłaby kierowcy zgłoszenie usterki w pojeździe <text:span text:style-name="T2">oraz</text:span> sprawdzanie statusu prac naprawczych, <text:span text:style-name="T3">co zmniejszyłoby czas potrzebny na przywrócenie pojazdu do stanu operacyjnego.</text:span> </text:p>
      <text:p text:style-name="P2"><text:tab/><text:span text:style-name="T3">Aby sprawnie zarządzać logistyką, powinniśmy mieć możliwość zdefiniowania </text:span>floty pojazdów oraz określeni<text:span text:style-name="T3">a</text:span> <text:span text:style-name="T3">układu </text:span>miejsc w każdym pojeździe z floty, <text:span text:style-name="T3">z uwzględnieniem miejsc przy oknie</text:span>. Powinien również umożliwiać dodawanie przystanków oraz wyznaczanie tras <text:span text:style-name="T2">dla pojazdów</text:span>, <text:span text:style-name="T1">które</text:span> <text:span text:style-name="T1">składają </text:span>się z wielu przystanków. </text:p>
      <text:p text:style-name="P3"><text:tab/><text:span text:style-name="T2">Klienci, po rejestracji za pomocą adresu email, powinni mieć możliwość zakupu biletu przez nas system. Powinni mieć również możliwość wyboru miejsca oraz wybrania przysługujących im zniżek (studenci, emeryci, stali klienci, itd…). </text:span></text:p>
      <text:p text:style-name="P3"><text:span text:style-name="T2"><text:tab/>Chcielibyśmy, żeby mieli również możliwość znalezienia najbliższego przystanku na podstawie podanego adresu. Użytkownicy powinni mieć też możliwość sprawdzenia rozkładu jazdy każdego pojazdu dla wybranego przedziału czasowego.</text:span></text:p>
      <text:p text:style-name="P3"><text:tab/><text:span text:style-name="T2">W systemie powinien znaleźć się też moduł administracyjny, pozwalający na zarządzanie pracownikami oraz klientami.</text:span></text:p>
      <text:p text:style-name="P3"><text:span text:style-name="T2"><text:tab/>Chcemy poprawić komunikację z naszymi klientami oraz zwiększyć ich zaangażowanie, dlatego potrzebujemy możliwości informowania ich o promocjach oraz udostępnienie możliwości zaproszenia znajomych do skorzystania znajomych za zniżki na bilety.</text:span></text:p>
      <text:p text:style-name="P3"><text:tab/><text:span text:style-name="T3">Potrzebujemy również modułu BOK (biuro obsługi klienta), w którym będziemy mogli wysyłać maile do naszych klientów oraz rozpatrywać ich reklamacje.</text:span></text:p>
      <text:p text:style-name="P3"/>
      <text:p text:style-name="P3"/>
      <text:p text:style-name="P2"/>
      <text:p text:style-name="P2"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21:10:53.752660564</meta:creation-date>
    <dc:date>2019-03-01T22:01:13.856196000</dc:date>
    <meta:editing-duration>PT9M48S</meta:editing-duration>
    <meta:editing-cycles>1</meta:editing-cycles>
    <meta:document-statistic meta:table-count="0" meta:image-count="0" meta:object-count="0" meta:page-count="1" meta:paragraph-count="11" meta:word-count="249" meta:character-count="1963" meta:non-whitespace-character-count="1709"/>
    <meta:generator>LibreOffice/6.1.4.2$MacOSX_X86_64 LibreOffice_project/9d0f32d1f0b509096fd65e0d4bec26ddd1938fd3</meta:generator>
  </office:meta>
</office:document-meta>
</file>